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fd2a1" officeooo:paragraph-rsid="001fd2a1"/>
    </style:style>
    <style:style style:name="P2" style:family="paragraph" style:parent-style-name="Standard">
      <style:text-properties officeooo:rsid="001fd2a1" officeooo:paragraph-rsid="0020e737"/>
    </style:style>
    <style:style style:name="P3" style:family="paragraph" style:parent-style-name="Standard">
      <style:paragraph-properties fo:margin-left="0in" fo:text-indent="0in" style:auto-text-indent="false"/>
      <style:text-properties fo:font-weight="bold" officeooo:rsid="0020e737" officeooo:paragraph-rsid="0020e737" style:font-weight-asian="bold" style:font-weight-complex="bold"/>
    </style:style>
    <style:style style:name="P4" style:family="paragraph" style:parent-style-name="Standard">
      <style:text-properties fo:font-weight="bold" officeooo:rsid="0020e737" officeooo:paragraph-rsid="0020e737" style:font-weight-asian="bold" style:font-weight-complex="bold"/>
    </style:style>
    <style:style style:name="P5" style:family="paragraph" style:parent-style-name="Standard">
      <style:text-properties fo:font-weight="bold" officeooo:rsid="0021f22b" officeooo:paragraph-rsid="0021f22b" style:font-weight-asian="bold" style:font-weight-complex="bold"/>
    </style:style>
    <style:style style:name="P6" style:family="paragraph" style:parent-style-name="Standard">
      <style:text-properties fo:font-weight="bold" officeooo:rsid="00231b44" officeooo:paragraph-rsid="00231b44" style:font-weight-asian="bold" style:font-weight-complex="bold"/>
    </style:style>
    <style:style style:name="P7" style:family="paragraph" style:parent-style-name="Standard">
      <style:text-properties fo:font-size="15pt" fo:font-weight="bold" officeooo:rsid="001fd2a1" officeooo:paragraph-rsid="001fd2a1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in" fo:text-indent="0in" style:auto-text-indent="false"/>
      <style:text-properties officeooo:paragraph-rsid="001fd2a1"/>
    </style:style>
    <style:style style:name="P9" style:family="paragraph" style:parent-style-name="Standard">
      <style:text-properties officeooo:rsid="0020e737" officeooo:paragraph-rsid="0020e737"/>
    </style:style>
    <style:style style:name="P10" style:family="paragraph" style:parent-style-name="Standard">
      <style:text-properties fo:font-weight="normal" officeooo:rsid="0020e737" officeooo:paragraph-rsid="0020e737" style:font-weight-asian="normal" style:font-weight-complex="normal"/>
    </style:style>
    <style:style style:name="P11" style:family="paragraph" style:parent-style-name="Standard">
      <style:text-properties fo:font-weight="normal" officeooo:rsid="0020e737" officeooo:paragraph-rsid="0021f22b" style:font-weight-asian="normal" style:font-weight-complex="normal"/>
    </style:style>
    <style:style style:name="P12" style:family="paragraph" style:parent-style-name="Standard">
      <style:text-properties fo:font-weight="normal" officeooo:rsid="0021f22b" officeooo:paragraph-rsid="0021f22b" style:font-weight-asian="normal" style:font-weight-complex="normal"/>
    </style:style>
    <style:style style:name="P13" style:family="paragraph" style:parent-style-name="Standard">
      <style:paragraph-properties fo:margin-left="0in" fo:text-indent="0in" style:auto-text-indent="false"/>
      <style:text-properties officeooo:paragraph-rsid="0020e737"/>
    </style:style>
    <style:style style:name="P14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normal" officeooo:rsid="0021f22b" officeooo:paragraph-rsid="0021f22b" style:font-weight-asian="normal" style:font-weight-complex="normal"/>
    </style:style>
    <style:style style:name="P15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normal" officeooo:rsid="0021f22b" officeooo:paragraph-rsid="00239fce" style:font-weight-asian="normal" style:font-weight-complex="normal"/>
    </style:style>
    <style:style style:name="P16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normal" officeooo:rsid="0021f22b" officeooo:paragraph-rsid="002a7b6f" style:font-weight-asian="normal" style:font-weight-complex="normal"/>
    </style:style>
    <style:style style:name="P17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normal" officeooo:rsid="0021f22b" officeooo:paragraph-rsid="002b478b" style:font-weight-asian="normal" style:font-weight-complex="normal"/>
    </style:style>
    <style:style style:name="P18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normal" officeooo:rsid="00239fce" officeooo:paragraph-rsid="00239fce" style:font-weight-asian="normal" style:font-weight-complex="normal"/>
    </style:style>
    <style:style style:name="P19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normal" officeooo:paragraph-rsid="00239fce"/>
    </style:style>
    <style:style style:name="P20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bold" officeooo:rsid="00239fce" officeooo:paragraph-rsid="00239fce" style:font-weight-asian="bold" style:font-weight-complex="bold"/>
    </style:style>
    <style:style style:name="P21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bold" officeooo:rsid="002c5bd5" officeooo:paragraph-rsid="002c5bd5" style:font-weight-asian="bold" style:font-weight-complex="bold"/>
    </style:style>
    <style:style style:name="P22" style:family="paragraph" style:parent-style-name="Standard">
      <style:text-properties fo:color="#000000" loext:opacity="100%" fo:font-size="12pt" fo:font-weight="bold" officeooo:rsid="001fd2a1" officeooo:paragraph-rsid="001fd2a1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000000" loext:opacity="100%" fo:font-size="12pt" fo:font-weight="normal" officeooo:rsid="001fd2a1" officeooo:paragraph-rsid="001fd2a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text-indent="0in" style:auto-text-indent="false"/>
      <style:text-properties fo:font-size="12pt" fo:font-weight="normal" officeooo:rsid="001fd2a1" officeooo:paragraph-rsid="001fd2a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in" fo:text-indent="0in" style:auto-text-indent="false"/>
      <style:text-properties fo:font-size="12pt" fo:font-weight="normal" officeooo:rsid="001fd2a1" officeooo:paragraph-rsid="001fd2a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1f2328" loext:opacity="100%" style:font-name="ui-monospace" fo:font-size="9.75pt" fo:letter-spacing="normal" fo:font-style="normal" fo:font-weight="normal" officeooo:rsid="0021f22b" officeooo:paragraph-rsid="002b478b" style:font-weight-asian="normal" style:font-weight-complex="normal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font-weight="bold" officeooo:rsid="002cda9c" officeooo:paragraph-rsid="002cda9c" style:font-weight-asian="bold" style:font-weight-complex="bold"/>
    </style:style>
    <style:style style:name="T1" style:family="text">
      <style:text-properties fo:font-size="12pt" fo:font-weight="normal" officeooo:rsid="001fd2a1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style:font-weight-asian="normal" style:font-weight-complex="normal" loext:padding="0in" loext:border="none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fd2a1" style:font-size-asian="10.5pt" style:font-size-complex="12pt"/>
    </style:style>
    <style:style style:name="T5" style:family="text">
      <style:text-properties fo:font-size="12pt" loext:padding="0in" loext:border="none"/>
    </style:style>
    <style:style style:name="T6" style:family="text">
      <style:text-properties style:text-line-through-style="none" style:text-line-through-type="none" fo:font-size="12pt" style:text-underline-style="none" fo:font-weight="normal" officeooo:rsid="001fd2a1" style:text-blinking="false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fo:font-size="12pt" style:text-underline-style="none" officeooo:rsid="001fd2a1" style:text-blinking="false" fo:background-color="transparent" loext:char-shading-value="0" style:font-size-asian="10.5pt" style:font-size-complex="12pt"/>
    </style:style>
    <style:style style:name="T8" style:family="text">
      <style:text-properties style:text-line-through-style="none" style:text-line-through-type="none" style:text-underline-style="none" fo:font-weight="normal" style:text-blinking="false" fo:background-color="transparent" loext:char-shading-value="0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1f2328" loext:opacity="100%" style:font-name="apple-system" fo:font-size="12pt" fo:letter-spacing="normal" fo:font-style="normal"/>
    </style:style>
    <style:style style:name="T11" style:family="text">
      <style:text-properties fo:font-variant="normal" fo:text-transform="none" fo:color="#1f2328" loext:opacity="100%" style:font-name="apple-system" fo:font-size="12pt" fo:letter-spacing="normal" fo:font-style="normal" fo:font-weight="normal" style:font-weight-asian="normal" style:font-weight-complex="normal"/>
    </style:style>
    <style:style style:name="T12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fd2a1" style:font-weight-asian="normal" style:font-weight-complex="normal"/>
    </style:style>
    <style:style style:name="T13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20e737" style:font-weight-asian="normal" style:font-weight-complex="normal"/>
    </style:style>
    <style:style style:name="T14" style:family="text">
      <style:text-properties fo:font-variant="normal" fo:text-transform="none" fo:color="#1f2328" loext:opacity="100%" style:font-name="apple-system" fo:font-size="12pt" fo:letter-spacing="normal" fo:font-style="normal" officeooo:rsid="001fd2a1"/>
    </style:style>
    <style:style style:name="T15" style:family="text">
      <style:text-properties officeooo:rsid="0021f22b"/>
    </style:style>
    <style:style style:name="T16" style:family="text">
      <style:text-properties officeooo:rsid="00231b44"/>
    </style:style>
    <style:style style:name="T17" style:family="text">
      <style:text-properties officeooo:rsid="0021f22b" style:font-weight-asian="normal" style:font-weight-complex="normal"/>
    </style:style>
    <style:style style:name="T18" style:family="text">
      <style:text-properties officeooo:rsid="0024fcb9"/>
    </style:style>
    <style:style style:name="T19" style:family="text">
      <style:text-properties officeooo:rsid="00271363"/>
    </style:style>
    <style:style style:name="T20" style:family="text">
      <style:text-properties officeooo:rsid="00290eb4"/>
    </style:style>
    <style:style style:name="T21" style:family="text">
      <style:text-properties officeooo:rsid="002a28f3"/>
    </style:style>
    <style:style style:name="T22" style:family="text">
      <style:text-properties officeooo:rsid="0020e737"/>
    </style:style>
    <style:style style:name="T23" style:family="text">
      <style:text-properties officeooo:rsid="002b478b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6" style:family="text">
      <style:text-properties fo:color="#569cd6" loext:opacity="100%"/>
    </style:style>
    <style:style style:name="T27" style:family="text">
      <style:text-properties fo:color="#569cd6" loext:opacity="100%" style:font-name="Droid Sans Mono" fo:font-size="10.5pt" fo:font-weight="normal" fo:background-color="#1f1f1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*****Commands to run*****</text:p>
      <text:p text:style-name="P7"/>
      <text:p text:style-name="P22">Find the name of USB ports:</text:p>
      <text:p text:style-name="P23">For each arm Run</text:p>
      <text:p text:style-name="P24">python lerobot/scripts/find_motors_bus_port.py</text:p>
      <text:p text:style-name="P25">Disconnect the usb cable and press enter. </text:p>
      <text:p text:style-name="P8"><text:span text:style-name="T1">Update the </text:span><text:a xlink:type="simple" xlink:href="https://github.com/huggingface/lerobot/tree/main" text:style-name="Internet_20_link" text:visited-style-name="Visited_20_Internet_20_Link"><text:span text:style-name="T6">lerobot</text:span></text:a><text:span text:style-name="T2">/</text:span><text:a xlink:type="simple" xlink:href="https://github.com/huggingface/lerobot/tree/main/lerobot" text:style-name="Internet_20_link" text:visited-style-name="Visited_20_Internet_20_Link"><text:span text:style-name="T8">lerobot</text:span></text:a><text:span text:style-name="T2">/</text:span><text:a xlink:type="simple" xlink:href="https://github.com/huggingface/lerobot/tree/main/lerobot/common" text:style-name="Internet_20_link" text:visited-style-name="Visited_20_Internet_20_Link"><text:span text:style-name="T8">common</text:span></text:a><text:span text:style-name="T2">/</text:span><text:a xlink:type="simple" xlink:href="https://github.com/huggingface/lerobot/tree/main/lerobot/common/robot_devices" text:style-name="Internet_20_link" text:visited-style-name="Visited_20_Internet_20_Link"><text:span text:style-name="T8">robot_devices</text:span></text:a><text:span text:style-name="T2">/</text:span><text:a xlink:type="simple" xlink:href="https://github.com/huggingface/lerobot/tree/main/lerobot/common/robot_devices/robots" text:style-name="Internet_20_link" text:visited-style-name="Visited_20_Internet_20_Link">robots</text:a><text:bookmark text:name="file-name-id"/><text:span text:style-name="T8">/</text:span><text:span text:style-name="T11">configs.py </text:span><text:span text:style-name="T12">file </text:span><text:span text:style-name="T13">for Koch robot type.</text:span></text:p>
      <text:p text:style-name="P8"><text:span text:style-name="T12"/></text:p>
      <text:p text:style-name="P8"><text:span text:style-name="T12"/></text:p>
      <text:p text:style-name="P3"><text:span text:style-name="T4">C</text:span><text:span text:style-name="T3">alibrate each arm:</text:span></text:p>
      <text:p text:style-name="P9">For follower, run </text:p>
      <text:p text:style-name="P1">python lerobot/scripts/control_robot.py \</text:p>
      <text:p text:style-name="P1"><text:s text:c="2"/>--robot.type=koch \</text:p>
      <text:p text:style-name="P1"><text:s text:c="2"/>--robot.cameras='{}' \</text:p>
      <text:p text:style-name="P1"><text:s text:c="2"/>--control.type=calibrate \</text:p>
      <text:p text:style-name="P1"><text:s text:c="2"/>--control.arms='["main_follower"]'</text:p>
      <text:p text:style-name="P1"/>
      <text:p text:style-name="P9">for leader, run</text:p>
      <text:p text:style-name="P2">python lerobot/scripts/control_robot.py \</text:p>
      <text:p text:style-name="P2"><text:s text:c="2"/>--robot.type=koch \</text:p>
      <text:p text:style-name="P2"><text:s text:c="2"/>--robot.cameras='{}' \</text:p>
      <text:p text:style-name="P2"><text:s text:c="2"/>--control.type=calibrate \</text:p>
      <text:p text:style-name="P2"><text:s text:c="2"/>--control.arms='["main_follower"]'</text:p>
      <text:p text:style-name="P10"/>
      <text:p text:style-name="P10"/>
      <text:p text:style-name="P10"/>
      <text:p text:style-name="P4">Find Camera index:</text:p>
      <text:p text:style-name="P10">python lerobot/common/robot_devices/cameras/opencv.py \</text:p>
      <text:p text:style-name="P10"><text:s text:c="4"/>--images-dir outputs/images_from_opencv_cameras</text:p>
      <text:p text:style-name="P13"><text:span text:style-name="T4">Update the </text:span><text:a xlink:type="simple" xlink:href="https://github.com/huggingface/lerobot/tree/main" text:style-name="Internet_20_link" text:visited-style-name="Visited_20_Internet_20_Link"><text:span text:style-name="T7">lerobot</text:span></text:a><text:span text:style-name="T5">/</text:span><text:a xlink:type="simple" xlink:href="https://github.com/huggingface/lerobot/tree/main/lerobot" text:style-name="Internet_20_link" text:visited-style-name="Visited_20_Internet_20_Link"><text:span text:style-name="T9">lerobot</text:span></text:a><text:span text:style-name="T5">/</text:span><text:a xlink:type="simple" xlink:href="https://github.com/huggingface/lerobot/tree/main/lerobot/common" text:style-name="Internet_20_link" text:visited-style-name="Visited_20_Internet_20_Link"><text:span text:style-name="T9">common</text:span></text:a><text:span text:style-name="T5">/</text:span><text:a xlink:type="simple" xlink:href="https://github.com/huggingface/lerobot/tree/main/lerobot/common/robot_devices" text:style-name="Internet_20_link" text:visited-style-name="Visited_20_Internet_20_Link"><text:span text:style-name="T9">robot_devices</text:span></text:a><text:span text:style-name="T5">/</text:span><text:a xlink:type="simple" xlink:href="https://github.com/huggingface/lerobot/tree/main/lerobot/common/robot_devices/robots" text:style-name="Internet_20_link" text:visited-style-name="Visited_20_Internet_20_Link">robots</text:a><text:bookmark text:name="file-name-id Copy 1"/><text:span text:style-name="T9">/</text:span><text:span text:style-name="T10">configs.py </text:span><text:span text:style-name="T14">file </text:span><text:span text:style-name="T13">for Koch robot type.</text:span><text:span text:style-name="T14">.</text:span></text:p>
      <text:p text:style-name="P10"/>
      <text:p text:style-name="P4">Teleoperate:</text:p>
      <text:p text:style-name="P10">without camera</text:p>
      <text:p text:style-name="P10">python lerobot/scripts/control_robot.py \</text:p>
      <text:p text:style-name="P10"><text:s text:c="2"/>--robot.type=koch \</text:p>
      <text:p text:style-name="P10"><text:s text:c="2"/>--robot.cameras='{}' \</text:p>
      <text:p text:style-name="P10"><text:s text:c="2"/>--control.type=teleoperate</text:p>
      <text:p text:style-name="P10"/>
      <text:p text:style-name="P10">with cameras</text:p>
      <text:p text:style-name="P10">python lerobot/scripts/control_robot.py \</text:p>
      <text:p text:style-name="P10"><text:s text:c="2"/>--robot.type=koch \</text:p>
      <text:p text:style-name="P10"><text:s text:c="2"/>--control.type=teleoperate \</text:p>
      <text:p text:style-name="P10"><text:s text:c="2"/>--control.display_camera=false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Record dataset:</text:p>
      <text:p text:style-name="P12">python lerobot/scripts/control_robot.py \</text:p>
      <text:p text:style-name="P12"><text:s text:c="2"/>--robot.type=koch \</text:p>
      <text:p text:style-name="P12"><text:s text:c="2"/>--control.type=record \</text:p>
      <text:p text:style-name="P11"><text:s text:c="2"/>--control.display_camera=false <text:span text:style-name="T15">\</text:span></text:p>
      <text:p text:style-name="P12"><text:s text:c="2"/>--control.single_task="Grasp a lego block and put it in the bin." \</text:p>
      <text:p text:style-name="P12"><text:s text:c="2"/>--control.fps=30 \</text:p>
      <text:p text:style-name="P12"><text:s text:c="2"/>--control.repo_id=lerobot<text:span text:style-name="T20">_test</text:span>/koch_test \</text:p>
      <text:p text:style-name="P12"><text:s text:c="2"/>--control.tags='["tutorial"]' \</text:p>
      <text:p text:style-name="P12"><text:s text:c="2"/>--control.warmup_time_s=5 \</text:p>
      <text:p text:style-name="P12"><text:s text:c="2"/>--control.episode_time_s=<text:span text:style-name="T18">15</text:span> \</text:p>
      <text:p text:style-name="P12"><text:s text:c="2"/>--control.reset_time_s=30 \</text:p>
      <text:p text:style-name="P12"><text:s text:c="2"/>--control.num_episodes=<text:span text:style-name="T20">2</text:span>\</text:p>
      <text:p text:style-name="P12"><text:s text:c="2"/>--control.push_to_hub=false</text:p>
      <text:p text:style-name="P12"/>
      <text:p text:style-name="P12"/>
      <text:p text:style-name="P6">Visualizing dataset:</text:p>
      <text:p text:style-name="P12">python lerobot/scripts/visualize_dataset_html.py \</text:p>
      <text:p text:style-name="P12"><text:s text:c="2"/>--repo-id <text:span text:style-name="T16">lerobot</text:span><text:span text:style-name="T20">_test</text:span>/koch_test <text:span text:style-name="T16">\</text:span></text:p>
      <text:p text:style-name="P14"><text:s text:c="3"/>--local-files-only 1</text:p>
      <text:p text:style-name="P14"/>
      <text:p text:style-name="P14"/>
      <text:p text:style-name="P20">Train a policy:</text:p>
      <text:p text:style-name="P18">python lerobot/scripts/train.py \</text:p>
      <text:p text:style-name="P18"><text:s text:c="2"/>--dataset.repo_id=lerobot/koch_test \</text:p>
      <text:p text:style-name="P18"><text:s text:c="2"/>--policy.type=act \</text:p>
      <text:p text:style-name="P18"><text:s text:c="2"/>--output_dir=outputs/train/act_koch_test \</text:p>
      <text:p text:style-name="P18"><text:s text:c="2"/>--job_name=act_koch_test \</text:p>
      <text:p text:style-name="P18"><text:s text:c="2"/>--device=cuda \</text:p>
      <text:p text:style-name="P18"><text:s text:c="2"/>--wandb.enable=f<text:span text:style-name="T19">alse</text:span> \</text:p>
      <text:p text:style-name="P19"><text:span text:style-name="T17"><text:s text:c="2"/></text:span>--dataset.local_files_only=true</text:p>
      <text:p text:style-name="P15"/>
      <text:p text:style-name="P21">Recording evalaution:</text:p>
      <text:p text:style-name="P15">python lerobot/scripts/control_robot.py \</text:p>
      <text:p text:style-name="P15"><text:s text:c="2"/>--robot.type=koch \</text:p>
      <text:p text:style-name="P15"><text:s text:c="2"/>--control.type=record \</text:p>
      <text:p text:style-name="P16"><text:s text:c="2"/><text:span text:style-name="T22">--control.display_camera=false </text:span>\</text:p>
      <text:p text:style-name="P15"><text:s text:c="2"/>--control.fps=30 \</text:p>
      <text:p text:style-name="P15"><text:s text:c="2"/>--control.repo_id=<text:span text:style-name="T21">lerobot</text:span>/eval_act_koch_test \</text:p>
      <text:p text:style-name="P15"><text:s text:c="2"/>--control.tags='["tutorial"]' \</text:p>
      <text:p text:style-name="P15"><text:s text:c="2"/>--control.warmup_time_s=5 \</text:p>
      <text:p text:style-name="P15"><text:s text:c="2"/>--control.episode_time_s=<text:span text:style-name="T21">15</text:span> \</text:p>
      <text:p text:style-name="P15"><text:s text:c="2"/>--control.reset_time_s=30 \</text:p>
      <text:p text:style-name="P15"><text:s text:c="2"/>--control.num_episodes=1 \</text:p>
      <text:p text:style-name="P15"><text:s text:c="2"/>--control.push_to_hub=<text:span text:style-name="T21">false</text:span>\</text:p>
      <text:p text:style-name="P15"><text:s text:c="2"/>--control.policy.path=outputs/train/act_koch_test/checkpoints/last/pretrained_model <text:span text:style-name="T23">\</text:span></text:p>
      <text:p text:style-name="P17"><text:s text:c="2"/>--control.single_task="Grasp a lego block and put it in the bin."</text:p>
      <text:p text:style-name="P17"/>
      <text:p text:style-name="P21">Visualize evaluation:</text:p>
      <text:p text:style-name="P17">python lerobot/scripts/visualize_dataset_html.py \</text:p>
      <text:p text:style-name="P17"><text:s text:c="2"/>--repo-id lerobot/eval_act_koch_test \</text:p>
      <text:p text:style-name="P17"><text:s text:c="3"/>--local-files-only 1</text:p>
      <text:p text:style-name="P17"/>
      <text:p text:style-name="P17"/>
      <text:p text:style-name="Standard"><text:soft-page-break/></text:p>
      <text:p text:style-name="P28">Evaluate a pretrained policy on gym:</text:p>
      <text:p text:style-name="Standard">python lerobot/scripts/eval.py \</text:p>
      <text:p text:style-name="Standard"><text:s text:c="4"/>--policy.path=outputs/train/19-02-39_aloha_act/checkpoints/100000/pretrained_model \</text:p>
      <text:p text:style-name="Standard"><text:s text:c="4"/>--env.type=aloha \</text:p>
      <text:p text:style-name="Standard"><text:s text:c="4"/>--eval.batch_size=1 \</text:p>
      <text:p text:style-name="Standard"><text:s text:c="4"/>--eval.n_episodes=1 \</text:p>
      <text:p text:style-name="Standard"><text:s text:c="4"/>--use_amp=false \</text:p>
      <text:p text:style-name="Standard"><text:s text:c="4"/>--device=cuda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06:00:58.949393459</meta:creation-date>
    <dc:date>2025-03-24T10:11:05.686265133</dc:date>
    <meta:editing-duration>PT1H58M25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3" meta:paragraph-count="88" meta:word-count="286" meta:character-count="2865" meta:non-whitespace-character-count="2592"/>
  </office:meta>
</office:document-meta>
</file>